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5ff" officeooo:paragraph-rsid="0018c5ff"/>
    </style:style>
    <style:style style:name="P2" style:family="paragraph" style:parent-style-name="Standard">
      <style:paragraph-properties fo:text-align="justify" style:justify-single-word="false"/>
      <style:text-properties officeooo:rsid="0018c5ff" officeooo:paragraph-rsid="0018c5ff"/>
    </style:style>
    <style:style style:name="P3" style:family="paragraph" style:parent-style-name="Standard">
      <style:paragraph-properties fo:text-align="justify" style:justify-single-word="false"/>
      <style:text-properties officeooo:rsid="0019eb74" officeooo:paragraph-rsid="0019eb74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8c5ff" officeooo:paragraph-rsid="0018c5f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9eb74" officeooo:paragraph-rsid="0019eb7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b9763" officeooo:paragraph-rsid="001b97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cb154" officeooo:paragraph-rsid="001cb15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1bf2a" officeooo:paragraph-rsid="0021bf2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205ac" officeooo:paragraph-rsid="002205a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9eb74" officeooo:paragraph-rsid="0019eb7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b9763" officeooo:paragraph-rsid="001b9763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cb154" officeooo:paragraph-rsid="001cb15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d683f" officeooo:paragraph-rsid="001d683f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d683f" officeooo:paragraph-rsid="001d683f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20c5ed" officeooo:paragraph-rsid="0020c5e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1bf2a" officeooo:paragraph-rsid="0021bf2a" style:font-weight-asian="normal" style:font-weight-complex="normal"/>
    </style:style>
    <style:style style:name="T1" style:family="text">
      <style:text-properties officeooo:rsid="0019eb74"/>
    </style:style>
    <style:style style:name="T2" style:family="text">
      <style:text-properties officeooo:rsid="001d683f"/>
    </style:style>
    <style:style style:name="T3" style:family="text">
      <style:text-properties officeooo:rsid="001ed99e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205ac" style:font-weight-asian="normal" style:font-weight-complex="normal"/>
    </style:style>
    <style:style style:name="T8" style:family="text">
      <style:text-properties officeooo:rsid="002205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) </text:span>Lummings</text:p>
      <text:p text:style-name="P1"/>
      <text:p text:style-name="P4">Objectif :</text:p>
      <text:p text:style-name="P2"/>
      <text:p text:style-name="P2">Faire atteindre la sortie a un maximum de Lummings, les sorties peuvent differer selon les Lummings.</text:p>
      <text:p text:style-name="P2"/>
      <text:p text:style-name="P4">Moyens :</text:p>
      <text:p text:style-name="P2"/>
      <text:p text:style-name="P2">Placer differents mecanismes/murs, changeur/filtre qui affectent les Lummings.</text:p>
      <text:p text:style-name="P2"/>
      <text:p text:style-name="P4">Comment :</text:p>
      <text:p text:style-name="P2"/>
      <text:p text:style-name="P2">- Preparer les objets au debut du niveau (temps fige).</text:p>
      <text:p text:style-name="P2">- Activer les objets e temps reel</text:p>
      <text:p text:style-name="P2"/>
      <text:p text:style-name="P4">Personnages : </text:p>
      <text:p text:style-name="P2"/>
      <text:p text:style-name="P2">Lummings, des bonhommes des differentes classes representant le spectre electromagnetique. <text:span text:style-name="T1">Un Lummings interagit differement selon sa classe.</text:span></text:p>
      <text:p text:style-name="P2"/>
      <text:p text:style-name="P5">Ce qu'on voit :</text:p>
      <text:p text:style-name="P3"/>
      <text:p text:style-name="P3">On ne voit que certaines classes de Lemmings en meme temps. </text:p>
      <text:p text:style-name="P2"/>
      <text:p text:style-name="P5">Classes (des plus lentes aux plus rapides):</text:p>
      <text:p text:style-name="P5"/>
      <text:p text:style-name="P10">- Vision 1 : radio, micro ondes.</text:p>
      <text:p text:style-name="P10">- Vision 2 : visible</text:p>
      <text:p text:style-name="P10">- Vision 3 : X, Gamma</text:p>
      <text:p text:style-name="P10"/>
      <text:p text:style-name="P6">Proprietes des classes :</text:p>
      <text:p text:style-name="P11"/>
      <text:p text:style-name="P11">- Onde Radio active des mecanismes a distance</text:p>
      <text:p text:style-name="P11">- Micro onde fait disparraitre l 'eau ( ?), monter (nouvelle plateforme)</text:p>
      <text:p text:style-name="P11">- X voit a travers certains materiaux</text:p>
      <text:p text:style-name="P11">- Gamma: casse le mur/sol</text:p>
      <text:p text:style-name="P11"/>
      <text:p text:style-name="P6">Plateformes :</text:p>
      <text:p text:style-name="P6"/>
      <text:p text:style-name="P11">- plateformes « molles » : les gammas passent a travers et les cassent</text:p>
      <text:p text:style-name="P11">- plombs : rien ne passe, les X voient a travers</text:p>
      <text:p text:style-name="P11">- mur : mous et plombs</text:p>
      <text:p text:style-name="P11"/>
      <text:p text:style-name="P6">Enemi :</text:p>
      <text:p text:style-name="P11">- Pieges (mur ?) qui absorbe la lumiere (une classe ?, une couleur ?)</text:p>
      <text:p text:style-name="P11"/>
      <text:p text:style-name="P7">Lumiere visible :</text:p>
      <text:p text:style-name="P12">- 6 couleurs : rouge, bleu, vert, magenta, cyan, jaune</text:p>
      <text:p text:style-name="P12"/>
      <text:p text:style-name="P12">Filtres additifs, murs soustratifs</text:p>
      <text:p text:style-name="P12">- &gt; traverser, faire demi tour</text:p>
      <text:p text:style-name="P12"><text:soft-page-break/></text:p>
      <text:p text:style-name="P12">Ce sont les Lummings a sauvet. Les autres interagissent avec le decor pour les aider</text:p>
      <text:p text:style-name="P11"/>
      <text:p text:style-name="P11"/>
      <text:p text:style-name="P11"/>
      <text:p text:style-name="P14">2)Xsight</text:p>
      <text:p text:style-name="P14"/>
      <text:p text:style-name="P13">Principe : </text:p>
      <text:p text:style-name="P13">- guider la boule jusqu’à la sortie</text:p>
      <text:p text:style-name="P13">- la boule ne peut rouler/detecter/collisionner que les lignes/elements de meme couleur</text:p>
      <text:p text:style-name="P13">- la boule peut ramasser des bonus/malus pour augmenter/diminuer son niveau d'excitation : ce niveau d'excitation permet de sauter (1 niveau = 1 saut)</text:p>
      <text:p text:style-name="P13">- on peut changer la boule de couleur parmi 3 : bleu, rouge, vert</text:p>
      <text:p text:style-name="P13"/>
      <text:p text:style-name="P13">Gameplay :</text:p>
      <text:p text:style-name="P13">- la boule avance a vitesse constante lateralement → en fait, tant qu'elle est sur une surface qu'elle peut toucher, sa vitesse est constante (verticale etc) → sinon <text:span text:style-name="T3">soumise a la gravite</text:span></text:p>
      <text:p text:style-name="P13">- <text:span text:style-name="T3">si la boule percute une surface qu 'elle peut toucher et qu'elle est perpendiculaire a sa trajectoire, elle part dans l'autre sens</text:span></text:p>
      <text:p text:style-name="P13">- <text:span text:style-name="T3">on peut enchainer les sauts sans forcement toucher une plateforme</text:span></text:p>
      <text:p text:style-name="P13">- <text:span text:style-name="T3">le changement de couleur est immediat : attention aux chutes !</text:span></text:p>
      <text:p text:style-name="P13"/>
      <text:p text:style-name="P13"><text:tab/></text:p>
      <text:p text:style-name="P13"/>
      <text:p text:style-name="P15">3)Niebojet</text:p>
      <text:p text:style-name="P15"/>
      <text:p text:style-name="P8">Principe :</text:p>
      <text:p text:style-name="P16">- le TargetZ, vaisseau de combat primaire, tire des particules de lumiere sur des Matierenoires → tir de base</text:p>
      <text:p text:style-name="P16">- la trajectoire du vaisseau est « fixe » → il suit une sinusoide, mais avec le scrolling on ne le voit que se deplacer que de haut en bas et de bas en haut.</text:p>
      <text:p text:style-name="P16"/>
      <text:p text:style-name="P8">Gameplay :</text:p>
      <text:p text:style-name="P16">- Detruire des enemis peut parfois faire apparaître un bonus (un « plus ») ; les « plus » font monter d'un niveau le vaisseau (niveau d'energie)</text:p>
      <text:p text:style-name="P16">- Plus le niveau d'energie est eleve, plus la largeur d'onde de la sinusoide est petite → plus le deplacement vertical est rapide.</text:p>
      <text:p text:style-name="P16">- Le vaisseau possede une arme speciale disponible des le 2<text:span text:style-name="T4">e</text:span> niveau d'energie(premier « plus » recolte) → cette arme speciale est differente <text:s/>a chaque niveau d'energie</text:p>
      <text:p text:style-name="P16">- Detruire des enemis remplit une « jauge speciale » → lorsque pleine on peut utiliser l'arme speciale</text:p>
      <text:p text:style-name="P16">- A tout moment, on peut sacrifier un niveau d'energie, en lachant un photon afin de baisser sa vitesse d'oscilation → permet de changer sa trajectoire mais on perd en puissance d'arme speciale…</text:p>
      <text:p text:style-name="P16"/>
      <text:p text:style-name="P8">Niveaux :</text:p>
      <text:p text:style-name="P8"><text:span text:style-name="T6">- Des boss de fin de niveaux, </text:span><text:span text:style-name="T7">specialises dans chaque arme speciale</text:span></text:p>
      <text:p text:style-name="P8"/>
      <text:p text:style-name="P9">Idees :</text:p>
      <text:p text:style-name="P9"><text:span text:style-name="T6">- Augmenter la puissance des particules en fonction du niveau d'energie ( ?)</text:span></text:p>
      <text:p text:style-name="P9"><text:span text:style-name="T6">- Differentes classes d'enemis, plus ou moins sensibles a certains armes speciales ( ?) avec plus ou moins de vie (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6:10:35.138419002</meta:creation-date>
    <dc:date>2015-05-20T17:32:40.146512604</dc:date>
    <meta:editing-duration>PT1H18M40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59" meta:word-count="608" meta:character-count="3425" meta:non-whitespace-character-count="2870"/>
  </office:meta>
</office:document-meta>
</file>